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5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7" style:family="graphic" style:parent-style-name="standard">
      <style:graphic-properties draw:stroke="solid" draw:stroke-dash="Ultrafine_20_Dashed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stroke-dash="Ultrafine_20_Dashed" svg:stroke-color="#000000" draw:fill="none" draw:fill-color="#ffffff" fo:min-height="1cm"/>
    </style:style>
    <style:style style:name="gr9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style:paragraph-properties fo:margin-left="0cm" fo:margin-right="0cm" fo:text-indent="0cm"/>
      <style:text-properties style:text-underline-style="solid" style:text-underline-width="auto" style:text-underline-color="font-color"/>
    </style:style>
    <style:style style:name="P5" style:family="paragraph">
      <style:paragraph-properties fo:margin-left="0cm" fo:margin-right="0cm" fo:text-align="center" fo:text-indent="0cm"/>
      <style:text-properties fo:font-size="14pt" style:text-underline-style="solid" style:text-underline-width="auto" style:text-underline-color="font-color" style:font-size-asian="14pt" style:font-size-complex="14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4pt" style:text-underline-style="solid" style:text-underline-width="auto" style:text-underline-color="font-color" style:font-size-asian="14pt" style:font-size-complex="14pt"/>
    </style:style>
    <style:style style:name="P8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/>
        <draw:g>
          <draw:line draw:style-name="gr1" draw:text-style-name="P1" draw:layer="layout" svg:x1="2.5cm" svg:y1="4.636cm" svg:x2="5cm" svg:y2="4.636cm">
            <text:p text:style-name="P6"/>
          </draw:line>
          <draw:line draw:style-name="gr1" draw:text-style-name="P1" draw:layer="layout" svg:x1="3.723cm" svg:y1="4.136cm" svg:x2="3.723cm" svg:y2="6.019cm">
            <text:p text:style-name="P6"/>
          </draw:line>
          <draw:line draw:style-name="gr1" draw:text-style-name="P1" draw:layer="layout" svg:x1="3.73cm" svg:y1="6cm" svg:x2="2.73cm" svg:y2="7cm">
            <text:p text:style-name="P6"/>
          </draw:line>
          <draw:line draw:style-name="gr1" draw:text-style-name="P1" draw:layer="layout" svg:x1="4.73cm" svg:y1="7cm" svg:x2="3.73cm" svg:y2="6cm">
            <text:p text:style-name="P6"/>
          </draw:line>
          <draw:custom-shape draw:style-name="gr2" draw:text-style-name="P1" draw:layer="layout" svg:width="0.924cm" svg:height="0.812cm" svg:x="3.284cm" svg:y="3.28cm">
            <text:p text:style-name="P6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custom-shape draw:style-name="gr3" draw:text-style-name="P3" draw:layer="layout" svg:width="7cm" svg:height="2.5cm" svg:x="13cm" svg:y="5cm">
          <text:p text:style-name="P2"><text:span text:style-name="T1">:Программ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4" draw:layer="layout" svg:width="8cm" svg:height="1.75cm" svg:x="6cm" svg:y="1.5cm">
          <draw:text-box>
            <text:p text:style-name="P2"><text:span text:style-name="T1">Сценарий прецедента</text:span><text:span text:style-name="T1"><text:line-break/></text:span><text:span text:style-name="T1">создание игры</text:span></text:p>
          </draw:text-box>
        </draw:frame>
        <draw:frame draw:style-name="gr5" draw:text-style-name="P5" draw:layer="layout" svg:width="5.5cm" svg:height="1.25cm" svg:x="1cm" svg:y="7cm">
          <draw:text-box>
            <text:p text:style-name="P2"><text:span text:style-name="T2">:Игрок-организатор</text:span></text:p>
          </draw:text-box>
        </draw:frame>
        <draw:line draw:style-name="gr6" draw:text-style-name="P1" draw:layer="layout" svg:x1="4cm" svg:y1="8cm" svg:x2="4cm" svg:y2="18cm">
          <text:p text:style-name="P6"/>
        </draw:line>
        <draw:line draw:style-name="gr6" draw:text-style-name="P1" draw:layer="layout" svg:x1="17cm" svg:y1="8cm" svg:x2="17cm" svg:y2="18cm">
          <text:p text:style-name="P6"/>
        </draw:line>
        <draw:g>
          <draw:line draw:style-name="gr7" draw:text-style-name="P1" draw:layer="layout" svg:x1="4cm" svg:y1="9.5cm" svg:x2="17cm" svg:y2="9.5cm">
            <text:p text:style-name="P6"/>
          </draw:line>
          <draw:frame draw:style-name="gr8" draw:text-style-name="P6" draw:layer="layout" svg:width="13cm" svg:height="1.25cm" svg:x="4cm" svg:y="8.5cm">
            <draw:text-box>
              <text:p text:style-name="P2">startProgram()</text:p>
            </draw:text-box>
          </draw:frame>
        </draw:g>
        <draw:g>
          <draw:line draw:style-name="gr7" draw:text-style-name="P1" draw:layer="layout" svg:x1="4cm" svg:y1="12cm" svg:x2="17cm" svg:y2="12cm">
            <text:p text:style-name="P6"/>
          </draw:line>
          <draw:frame draw:style-name="gr8" draw:text-style-name="P6" draw:layer="layout" svg:width="13cm" svg:height="1.675cm" svg:x="4cm" svg:y="11cm">
            <draw:text-box>
              <text:p text:style-name="P2">chooseGameType(локальная/сетевая игра)</text:p>
            </draw:text-box>
          </draw:frame>
        </draw:g>
        <draw:g>
          <draw:line draw:style-name="gr7" draw:text-style-name="P1" draw:layer="layout" svg:x1="4cm" svg:y1="15cm" svg:x2="17cm" svg:y2="15cm">
            <text:p text:style-name="P6"/>
          </draw:line>
          <draw:frame draw:style-name="gr8" draw:text-style-name="P6" draw:layer="layout" svg:width="13cm" svg:height="1.25cm" svg:x="4cm" svg:y="14cm">
            <draw:text-box>
              <text:p text:style-name="P2">задание параметров</text:p>
            </draw:text-box>
          </draw:frame>
        </draw:g>
      </draw:page>
      <draw:page draw:name="page2" draw:style-name="dp1" draw:master-page-name="Обычный">
        <office:forms form:automatic-focus="false" form:apply-design-mode="false"/>
        <draw:g>
          <draw:line draw:style-name="gr1" draw:text-style-name="P1" draw:layer="layout" svg:x1="2.5cm" svg:y1="4.636cm" svg:x2="5cm" svg:y2="4.636cm">
            <text:p text:style-name="P6"/>
          </draw:line>
          <draw:line draw:style-name="gr1" draw:text-style-name="P1" draw:layer="layout" svg:x1="3.723cm" svg:y1="4.136cm" svg:x2="3.723cm" svg:y2="6.019cm">
            <text:p text:style-name="P6"/>
          </draw:line>
          <draw:line draw:style-name="gr1" draw:text-style-name="P1" draw:layer="layout" svg:x1="3.73cm" svg:y1="6cm" svg:x2="2.73cm" svg:y2="7cm">
            <text:p text:style-name="P6"/>
          </draw:line>
          <draw:line draw:style-name="gr1" draw:text-style-name="P1" draw:layer="layout" svg:x1="4.73cm" svg:y1="7cm" svg:x2="3.73cm" svg:y2="6cm">
            <text:p text:style-name="P6"/>
          </draw:line>
          <draw:custom-shape draw:style-name="gr2" draw:text-style-name="P1" draw:layer="layout" svg:width="0.924cm" svg:height="0.812cm" svg:x="3.284cm" svg:y="3.28cm">
            <text:p text:style-name="P6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custom-shape draw:style-name="gr3" draw:text-style-name="P3" draw:layer="layout" svg:width="7cm" svg:height="2.5cm" svg:x="13cm" svg:y="5cm">
          <text:p text:style-name="P2"><text:span text:style-name="T1">:Программ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4" draw:layer="layout" svg:width="8cm" svg:height="1.75cm" svg:x="6cm" svg:y="1.5cm">
          <draw:text-box>
            <text:p text:style-name="P2"><text:span text:style-name="T1">Сценарий прецедента</text:span><text:span text:style-name="T1"><text:line-break/></text:span><text:span text:style-name="T1">задать параметры</text:span></text:p>
          </draw:text-box>
        </draw:frame>
        <draw:frame draw:style-name="gr5" draw:text-style-name="P5" draw:layer="layout" svg:width="5.5cm" svg:height="1.25cm" svg:x="1cm" svg:y="7cm">
          <draw:text-box>
            <text:p text:style-name="P2"><text:span text:style-name="T2">:Игрок-организатор</text:span></text:p>
          </draw:text-box>
        </draw:frame>
        <draw:line draw:style-name="gr6" draw:text-style-name="P1" draw:layer="layout" svg:x1="4cm" svg:y1="8cm" svg:x2="4cm" svg:y2="18cm">
          <text:p text:style-name="P6"/>
        </draw:line>
        <draw:line draw:style-name="gr6" draw:text-style-name="P1" draw:layer="layout" svg:x1="17cm" svg:y1="8cm" svg:x2="17cm" svg:y2="18cm">
          <text:p text:style-name="P6"/>
        </draw:line>
        <draw:g>
          <draw:line draw:style-name="gr7" draw:text-style-name="P1" draw:layer="layout" svg:x1="4cm" svg:y1="9.5cm" svg:x2="17cm" svg:y2="9.5cm">
            <text:p text:style-name="P6"/>
          </draw:line>
          <draw:frame draw:style-name="gr8" draw:text-style-name="P6" draw:layer="layout" svg:width="13cm" svg:height="1.25cm" svg:x="4cm" svg:y="8.5cm">
            <draw:text-box>
              <text:p text:style-name="P2">enterNumberOfPlayers(number)</text:p>
            </draw:text-box>
          </draw:frame>
        </draw:g>
        <draw:g>
          <draw:line draw:style-name="gr7" draw:text-style-name="P1" draw:layer="layout" svg:x1="4cm" svg:y1="12cm" svg:x2="17cm" svg:y2="12cm">
            <text:p text:style-name="P6"/>
          </draw:line>
          <draw:frame draw:style-name="gr8" draw:text-style-name="P6" draw:layer="layout" svg:width="13cm" svg:height="1.25cm" svg:x="4cm" svg:y="11cm">
            <draw:text-box>
              <text:p text:style-name="P2">enterPlayersName(name[])</text:p>
            </draw:text-box>
          </draw:frame>
        </draw:g>
        <draw:g>
          <draw:line draw:style-name="gr7" draw:text-style-name="P1" draw:layer="layout" svg:x1="4cm" svg:y1="15cm" svg:x2="17cm" svg:y2="15cm">
            <text:p text:style-name="P6"/>
          </draw:line>
          <draw:frame draw:style-name="gr8" draw:text-style-name="P6" draw:layer="layout" svg:width="14cm" svg:height="1.25cm" svg:x="3.5cm" svg:y="14cm">
            <draw:text-box>
              <text:p text:style-name="P2">chooseGameStructure(numberHoles,number)</text:p>
            </draw:text-box>
          </draw:frame>
        </draw:g>
        <draw:line draw:style-name="gr9" draw:text-style-name="P1" draw:layer="layout" svg:x1="17cm" svg:y1="17.5cm" svg:x2="4cm" svg:y2="17.5cm">
          <text:p text:style-name="P6"/>
        </draw:line>
        <draw:frame draw:style-name="gr8" draw:text-style-name="P6" draw:layer="layout" svg:width="13cm" svg:height="1.25cm" svg:x="4cm" svg:y="16.5cm">
          <draw:text-box>
            <text:p text:style-name="P2">выводит результаты жеребьевки</text:p>
          </draw:text-box>
        </draw:frame>
      </draw:page>
      <draw:page draw:name="page3" draw:style-name="dp1" draw:master-page-name="Обычный">
        <office:forms form:automatic-focus="false" form:apply-design-mode="false"/>
        <draw:g>
          <draw:line draw:style-name="gr1" draw:text-style-name="P1" draw:layer="layout" svg:x1="2.5cm" svg:y1="4.636cm" svg:x2="5cm" svg:y2="4.636cm">
            <text:p text:style-name="P6"/>
          </draw:line>
          <draw:line draw:style-name="gr1" draw:text-style-name="P1" draw:layer="layout" svg:x1="3.723cm" svg:y1="4.136cm" svg:x2="3.723cm" svg:y2="6.019cm">
            <text:p text:style-name="P6"/>
          </draw:line>
          <draw:line draw:style-name="gr1" draw:text-style-name="P1" draw:layer="layout" svg:x1="3.73cm" svg:y1="6cm" svg:x2="2.73cm" svg:y2="7cm">
            <text:p text:style-name="P6"/>
          </draw:line>
          <draw:line draw:style-name="gr1" draw:text-style-name="P1" draw:layer="layout" svg:x1="4.73cm" svg:y1="7cm" svg:x2="3.73cm" svg:y2="6cm">
            <text:p text:style-name="P6"/>
          </draw:line>
          <draw:custom-shape draw:style-name="gr2" draw:text-style-name="P1" draw:layer="layout" svg:width="0.924cm" svg:height="0.812cm" svg:x="3.284cm" svg:y="3.28cm">
            <text:p text:style-name="P6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custom-shape draw:style-name="gr3" draw:text-style-name="P3" draw:layer="layout" svg:width="7cm" svg:height="2.5cm" svg:x="13cm" svg:y="5cm">
          <text:p text:style-name="P2"><text:span text:style-name="T1">:Программ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4" draw:layer="layout" svg:width="8cm" svg:height="1.75cm" svg:x="6cm" svg:y="1.5cm">
          <draw:text-box>
            <text:p text:style-name="P2"><text:span text:style-name="T1">Сценарий прецедента</text:span><text:span text:style-name="T1"><text:line-break/></text:span><text:span text:style-name="T1">играть</text:span></text:p>
          </draw:text-box>
        </draw:frame>
        <draw:frame draw:style-name="gr5" draw:text-style-name="P7" draw:layer="layout" svg:width="5.5cm" svg:height="1.25cm" svg:x="1cm" svg:y="7cm">
          <draw:text-box>
            <text:p text:style-name="P2"><text:span text:style-name="T2">:Игрок</text:span></text:p>
          </draw:text-box>
        </draw:frame>
        <draw:line draw:style-name="gr6" draw:text-style-name="P1" draw:layer="layout" svg:x1="4cm" svg:y1="8cm" svg:x2="4cm" svg:y2="18cm">
          <text:p text:style-name="P6"/>
        </draw:line>
        <draw:line draw:style-name="gr6" draw:text-style-name="P1" draw:layer="layout" svg:x1="17cm" svg:y1="8cm" svg:x2="17cm" svg:y2="18cm">
          <text:p text:style-name="P6"/>
        </draw:line>
        <draw:g>
          <draw:line draw:style-name="gr7" draw:text-style-name="P1" draw:layer="layout" svg:x1="4cm" svg:y1="9.5cm" svg:x2="17cm" svg:y2="9.5cm">
            <text:p text:style-name="P6"/>
          </draw:line>
          <draw:frame draw:style-name="gr8" draw:text-style-name="P6" draw:layer="layout" svg:width="13cm" svg:height="1.25cm" svg:x="4cm" svg:y="8.5cm">
            <draw:text-box>
              <text:p text:style-name="P2">checkAbilityToTurn()</text:p>
            </draw:text-box>
          </draw:frame>
        </draw:g>
        <draw:g>
          <draw:line draw:style-name="gr9" draw:text-style-name="P1" draw:layer="layout" svg:x1="17cm" svg:y1="12cm" svg:x2="4cm" svg:y2="12cm">
            <text:p text:style-name="P6"/>
          </draw:line>
          <draw:frame draw:style-name="gr8" draw:text-style-name="P6" draw:layer="layout" svg:width="13cm" svg:height="1.25cm" svg:x="4cm" svg:y="11cm">
            <draw:text-box>
              <text:p text:style-name="P2">Система сообщает, что подошла очередь</text:p>
            </draw:text-box>
          </draw:frame>
        </draw:g>
        <draw:g>
          <draw:line draw:style-name="gr7" draw:text-style-name="P1" draw:layer="layout" svg:x1="4cm" svg:y1="15cm" svg:x2="17cm" svg:y2="15cm">
            <text:p text:style-name="P6"/>
          </draw:line>
          <draw:frame draw:style-name="gr8" draw:text-style-name="P6" draw:layer="layout" svg:width="13cm" svg:height="1.25cm" svg:x="4cm" svg:y="14cm">
            <draw:text-box>
              <text:p text:style-name="P2">throwChip(holeNumber)</text:p>
            </draw:text-box>
          </draw:frame>
        </draw:g>
        <draw:line draw:style-name="gr9" draw:text-style-name="P1" draw:layer="layout" svg:x1="17cm" svg:y1="17.5cm" svg:x2="4cm" svg:y2="17.5cm">
          <text:p text:style-name="P6"/>
        </draw:line>
        <draw:frame draw:style-name="gr8" draw:text-style-name="P6" draw:layer="layout" svg:width="13cm" svg:height="1.25cm" svg:x="4cm" svg:y="16.5cm">
          <draw:text-box>
            <text:p text:style-name="P2">отображает текущий статус</text:p>
          </draw:text-box>
        </draw:frame>
      </draw:page>
      <draw:page draw:name="page4" draw:style-name="dp1" draw:master-page-name="Обычный">
        <draw:g>
          <draw:line draw:style-name="gr1" draw:text-style-name="P1" draw:layer="layout" svg:x1="2.5cm" svg:y1="4.636cm" svg:x2="5cm" svg:y2="4.636cm">
            <text:p text:style-name="P6"/>
          </draw:line>
          <draw:line draw:style-name="gr1" draw:text-style-name="P1" draw:layer="layout" svg:x1="3.723cm" svg:y1="4.136cm" svg:x2="3.723cm" svg:y2="6.019cm">
            <text:p text:style-name="P6"/>
          </draw:line>
          <draw:line draw:style-name="gr1" draw:text-style-name="P1" draw:layer="layout" svg:x1="3.73cm" svg:y1="6cm" svg:x2="2.73cm" svg:y2="7cm">
            <text:p text:style-name="P6"/>
          </draw:line>
          <draw:line draw:style-name="gr1" draw:text-style-name="P1" draw:layer="layout" svg:x1="4.73cm" svg:y1="7cm" svg:x2="3.73cm" svg:y2="6cm">
            <text:p text:style-name="P6"/>
          </draw:line>
          <draw:custom-shape draw:style-name="gr2" draw:text-style-name="P1" draw:layer="layout" svg:width="0.924cm" svg:height="0.812cm" svg:x="3.284cm" svg:y="3.28cm">
            <text:p text:style-name="P6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custom-shape draw:style-name="gr3" draw:text-style-name="P3" draw:layer="layout" svg:width="7cm" svg:height="2.5cm" svg:x="13cm" svg:y="5cm">
          <text:p text:style-name="P2"><text:span text:style-name="T1">:Программ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4" draw:layer="layout" svg:width="8cm" svg:height="1.75cm" svg:x="6cm" svg:y="1.5cm">
          <draw:text-box>
            <text:p text:style-name="P2"><text:span text:style-name="T1">Сценарий прецедента</text:span><text:span text:style-name="T1"><text:line-break/></text:span><text:span text:style-name="T1">сохранение игры</text:span></text:p>
          </draw:text-box>
        </draw:frame>
        <draw:frame draw:style-name="gr5" draw:text-style-name="P7" draw:layer="layout" svg:width="5.5cm" svg:height="1.25cm" svg:x="1cm" svg:y="7cm">
          <draw:text-box>
            <text:p text:style-name="P2"><text:span text:style-name="T2">:Игрок</text:span></text:p>
          </draw:text-box>
        </draw:frame>
        <draw:line draw:style-name="gr6" draw:text-style-name="P1" draw:layer="layout" svg:x1="4cm" svg:y1="8cm" svg:x2="4cm" svg:y2="18cm">
          <text:p text:style-name="P6"/>
        </draw:line>
        <draw:line draw:style-name="gr6" draw:text-style-name="P1" draw:layer="layout" svg:x1="17cm" svg:y1="8cm" svg:x2="17cm" svg:y2="18cm">
          <text:p text:style-name="P6"/>
        </draw:line>
        <draw:g>
          <draw:line draw:style-name="gr7" draw:text-style-name="P1" draw:layer="layout" svg:x1="4cm" svg:y1="9.5cm" svg:x2="17cm" svg:y2="9.5cm">
            <text:p text:style-name="P6"/>
          </draw:line>
          <draw:frame draw:style-name="gr8" draw:text-style-name="P6" draw:layer="layout" svg:width="13cm" svg:height="1.25cm" svg:x="4cm" svg:y="8.5cm">
            <draw:text-box>
              <text:p text:style-name="P2">chooseSaveGame()</text:p>
            </draw:text-box>
          </draw:frame>
        </draw:g>
        <draw:g>
          <draw:line draw:style-name="gr9" draw:text-style-name="P1" draw:layer="layout" svg:x1="17cm" svg:y1="12cm" svg:x2="4cm" svg:y2="12cm">
            <text:p text:style-name="P6"/>
          </draw:line>
          <draw:frame draw:style-name="gr8" draw:text-style-name="P6" draw:layer="layout" svg:width="13cm" svg:height="1.25cm" svg:x="4cm" svg:y="11cm">
            <draw:text-box>
              <text:p text:style-name="P2">Система спрашивает куда сохранить</text:p>
            </draw:text-box>
          </draw:frame>
        </draw:g>
        <draw:g>
          <draw:line draw:style-name="gr7" draw:text-style-name="P1" draw:layer="layout" svg:x1="4cm" svg:y1="15cm" svg:x2="17cm" svg:y2="15cm">
            <text:p text:style-name="P6"/>
          </draw:line>
          <draw:frame draw:style-name="gr8" draw:text-style-name="P6" draw:layer="layout" svg:width="13cm" svg:height="1.25cm" svg:x="4cm" svg:y="14cm">
            <draw:text-box>
              <text:p text:style-name="P2">enterFileName(path)</text:p>
            </draw:text-box>
          </draw:frame>
        </draw:g>
        <draw:line draw:style-name="gr9" draw:text-style-name="P1" draw:layer="layout" svg:x1="17cm" svg:y1="17.5cm" svg:x2="4cm" svg:y2="17.5cm">
          <text:p text:style-name="P6"/>
        </draw:line>
        <draw:frame draw:style-name="gr8" draw:text-style-name="P6" draw:layer="layout" svg:width="13cm" svg:height="1.25cm" svg:x="4cm" svg:y="16.5cm">
          <draw:text-box>
            <text:p text:style-name="P2">Информирует о удачном сохранении</text:p>
          </draw:text-box>
        </draw:frame>
      </draw:page>
      <draw:page draw:name="page5" draw:style-name="dp1" draw:master-page-name="Обычный">
        <draw:g>
          <draw:line draw:style-name="gr1" draw:text-style-name="P1" draw:layer="layout" svg:x1="1cm" svg:y1="4.636cm" svg:x2="3.5cm" svg:y2="4.636cm">
            <text:p text:style-name="P6"/>
          </draw:line>
          <draw:line draw:style-name="gr1" draw:text-style-name="P1" draw:layer="layout" svg:x1="2.223cm" svg:y1="4.136cm" svg:x2="2.223cm" svg:y2="6.019cm">
            <text:p text:style-name="P6"/>
          </draw:line>
          <draw:line draw:style-name="gr1" draw:text-style-name="P1" draw:layer="layout" svg:x1="2.23cm" svg:y1="6cm" svg:x2="1.23cm" svg:y2="7cm">
            <text:p text:style-name="P6"/>
          </draw:line>
          <draw:line draw:style-name="gr1" draw:text-style-name="P1" draw:layer="layout" svg:x1="3.23cm" svg:y1="7cm" svg:x2="2.23cm" svg:y2="6cm">
            <text:p text:style-name="P6"/>
          </draw:line>
          <draw:custom-shape draw:style-name="gr2" draw:text-style-name="P1" draw:layer="layout" svg:width="0.924cm" svg:height="0.812cm" svg:x="1.784cm" svg:y="3.28cm">
            <text:p text:style-name="P6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custom-shape draw:style-name="gr3" draw:text-style-name="P3" draw:layer="layout" svg:width="4.5cm" svg:height="2.5cm" svg:x="8.5cm" svg:y="5cm">
          <text:p text:style-name="P2"><text:span text:style-name="T1">:Программ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4" draw:layer="layout" svg:width="8cm" svg:height="1.75cm" svg:x="4.5cm" svg:y="1.5cm">
          <draw:text-box>
            <text:p text:style-name="P2"><text:span text:style-name="T1">Сценарий прецедента</text:span><text:span text:style-name="T1"><text:line-break/></text:span><text:span text:style-name="T1">подключние к игре</text:span></text:p>
          </draw:text-box>
        </draw:frame>
        <draw:frame draw:style-name="gr5" draw:text-style-name="P7" draw:layer="layout" svg:width="5.5cm" svg:height="1.25cm" svg:x="-0.5cm" svg:y="7cm">
          <draw:text-box>
            <text:p text:style-name="P2"><text:span text:style-name="T2">:Игрок</text:span></text:p>
          </draw:text-box>
        </draw:frame>
        <draw:line draw:style-name="gr6" draw:text-style-name="P1" draw:layer="layout" svg:x1="2.5cm" svg:y1="8cm" svg:x2="2.5cm" svg:y2="22.5cm">
          <text:p text:style-name="P6"/>
        </draw:line>
        <draw:line draw:style-name="gr6" draw:text-style-name="P1" draw:layer="layout" svg:x1="10.5cm" svg:y1="8cm" svg:x2="10.5cm" svg:y2="22.5cm">
          <text:p text:style-name="P6"/>
        </draw:line>
        <draw:g>
          <draw:line draw:style-name="gr7" draw:text-style-name="P1" draw:layer="layout" svg:x1="2.5cm" svg:y1="16.5cm" svg:x2="10.5cm" svg:y2="16.5cm">
            <text:p text:style-name="P6"/>
          </draw:line>
          <draw:frame draw:style-name="gr8" draw:text-style-name="P8" draw:layer="layout" svg:width="8cm" svg:height="1.25cm" svg:x="2.5cm" svg:y="15.5cm">
            <draw:text-box>
              <text:p text:style-name="P2"><text:span text:style-name="T3">enterNetAdress(netAdress)</text:span></text:p>
            </draw:text-box>
          </draw:frame>
        </draw:g>
        <draw:g>
          <draw:line draw:style-name="gr9" draw:text-style-name="P1" draw:layer="layout" svg:x1="19cm" svg:y1="20.011cm" svg:x2="10.5cm" svg:y2="20.011cm">
            <text:p text:style-name="P6"/>
          </draw:line>
          <draw:frame draw:style-name="gr8" draw:text-style-name="P8" draw:layer="layout" svg:width="8.5cm" svg:height="1.25cm" svg:x="10.5cm" svg:y="19cm">
            <draw:text-box>
              <text:p text:style-name="P2"><text:span text:style-name="T3">Устанавливается соединение</text:span></text:p>
            </draw:text-box>
          </draw:frame>
        </draw:g>
        <draw:g>
          <draw:line draw:style-name="gr7" draw:text-style-name="P1" draw:layer="layout" svg:x1="2.5cm" svg:y1="9.75cm" svg:x2="10.5cm" svg:y2="9.75cm">
            <text:p text:style-name="P6"/>
          </draw:line>
          <draw:frame draw:style-name="gr8" draw:text-style-name="P6" draw:layer="layout" svg:width="8cm" svg:height="1.25cm" svg:x="2.5cm" svg:y="8.75cm">
            <draw:text-box>
              <text:p text:style-name="P2">startProgram()</text:p>
            </draw:text-box>
          </draw:frame>
        </draw:g>
        <draw:g>
          <draw:line draw:style-name="gr7" draw:text-style-name="P1" draw:layer="layout" svg:x1="2.5cm" svg:y1="12.25cm" svg:x2="10.5cm" svg:y2="12.25cm">
            <text:p text:style-name="P6"/>
          </draw:line>
          <draw:frame draw:style-name="gr8" draw:text-style-name="P6" draw:layer="layout" svg:width="8cm" svg:height="1.25cm" svg:x="2.5cm" svg:y="11.25cm">
            <draw:text-box>
              <text:p text:style-name="P2">chooseNetGame()</text:p>
            </draw:text-box>
          </draw:frame>
        </draw:g>
        <draw:g>
          <draw:line draw:style-name="gr9" draw:text-style-name="P1" draw:layer="layout" svg:x1="10.5cm" svg:y1="14.5cm" svg:x2="2.5cm" svg:y2="14.5cm">
            <text:p text:style-name="P6"/>
          </draw:line>
          <draw:frame draw:style-name="gr8" draw:text-style-name="P8" draw:layer="layout" svg:width="8cm" svg:height="1.25cm" svg:x="2.5cm" svg:y="13.5cm">
            <draw:text-box>
              <text:p text:style-name="P2"><text:span text:style-name="T3">Запрос сетевого адреса машины</text:span></text:p>
            </draw:text-box>
          </draw:frame>
        </draw:g>
        <draw:custom-shape draw:style-name="gr3" draw:text-style-name="P3" draw:layer="layout" svg:width="4.5cm" svg:height="2.5cm" svg:x="15cm" svg:y="5cm">
          <text:p text:style-name="P2"><text:span text:style-name="T1">:Удаленная</text:span><text:span text:style-name="T1"><text:line-break/></text:span><text:span text:style-name="T1">программ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1" draw:layer="layout" svg:x1="19cm" svg:y1="8cm" svg:x2="19cm" svg:y2="22.5cm">
          <text:p text:style-name="P6"/>
        </draw:line>
        <draw:g>
          <draw:line draw:style-name="gr7" draw:text-style-name="P1" draw:layer="layout" svg:x1="10.5cm" svg:y1="18.25cm" svg:x2="19cm" svg:y2="18.25cm">
            <text:p text:style-name="P6"/>
          </draw:line>
          <draw:frame draw:style-name="gr8" draw:text-style-name="P8" draw:layer="layout" svg:width="8.5cm" svg:height="1.25cm" svg:x="10.5cm" svg:y="17.25cm">
            <draw:text-box>
              <text:p text:style-name="P2"><text:span text:style-name="T3">connectRemoteComp()</text:span></text:p>
            </draw:text-box>
          </draw:frame>
        </draw:g>
        <draw:g>
          <draw:line draw:style-name="gr9" draw:text-style-name="P1" draw:layer="layout" svg:x1="10.5cm" svg:y1="21.261cm" svg:x2="2.5cm" svg:y2="21.261cm">
            <text:p text:style-name="P6"/>
          </draw:line>
          <draw:frame draw:style-name="gr8" draw:text-style-name="P8" draw:layer="layout" svg:width="8cm" svg:height="1.25cm" svg:x="2.5cm" svg:y="20.25cm">
            <draw:text-box>
              <text:p text:style-name="P2"><text:span text:style-name="T3">Информирование о том, что соединение установленно</text:span></text:p>
            </draw:text-box>
          </draw:frame>
        </draw:g>
      </draw:page>
      <draw:page draw:name="page6" draw:style-name="dp1" draw:master-page-name="Обычный">
        <draw:g>
          <draw:line draw:style-name="gr1" draw:text-style-name="P1" draw:layer="layout" svg:x1="2.5cm" svg:y1="4.636cm" svg:x2="5cm" svg:y2="4.636cm">
            <text:p text:style-name="P6"/>
          </draw:line>
          <draw:line draw:style-name="gr1" draw:text-style-name="P1" draw:layer="layout" svg:x1="3.723cm" svg:y1="4.136cm" svg:x2="3.723cm" svg:y2="6.019cm">
            <text:p text:style-name="P6"/>
          </draw:line>
          <draw:line draw:style-name="gr1" draw:text-style-name="P1" draw:layer="layout" svg:x1="3.73cm" svg:y1="6cm" svg:x2="2.73cm" svg:y2="7cm">
            <text:p text:style-name="P6"/>
          </draw:line>
          <draw:line draw:style-name="gr1" draw:text-style-name="P1" draw:layer="layout" svg:x1="4.73cm" svg:y1="7cm" svg:x2="3.73cm" svg:y2="6cm">
            <text:p text:style-name="P6"/>
          </draw:line>
          <draw:custom-shape draw:style-name="gr2" draw:text-style-name="P1" draw:layer="layout" svg:width="0.924cm" svg:height="0.812cm" svg:x="3.284cm" svg:y="3.28cm">
            <text:p text:style-name="P6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custom-shape draw:style-name="gr3" draw:text-style-name="P3" draw:layer="layout" svg:width="7cm" svg:height="2.5cm" svg:x="13cm" svg:y="5cm">
          <text:p text:style-name="P2"><text:span text:style-name="T1">:Программ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4" draw:layer="layout" svg:width="8cm" svg:height="1.75cm" svg:x="6cm" svg:y="1.5cm">
          <draw:text-box>
            <text:p text:style-name="P2"><text:span text:style-name="T1">Сценарий прецедента</text:span><text:span text:style-name="T1"><text:line-break/></text:span><text:span text:style-name="T1">сохранение игры</text:span></text:p>
          </draw:text-box>
        </draw:frame>
        <draw:frame draw:style-name="gr5" draw:text-style-name="P5" draw:layer="layout" svg:width="5.5cm" svg:height="1.25cm" svg:x="1cm" svg:y="7cm">
          <draw:text-box>
            <text:p text:style-name="P2"><text:span text:style-name="T2">:Игрок-организатор</text:span></text:p>
          </draw:text-box>
        </draw:frame>
        <draw:line draw:style-name="gr6" draw:text-style-name="P1" draw:layer="layout" svg:x1="4cm" svg:y1="8cm" svg:x2="4cm" svg:y2="18cm">
          <text:p text:style-name="P6"/>
        </draw:line>
        <draw:line draw:style-name="gr6" draw:text-style-name="P1" draw:layer="layout" svg:x1="17cm" svg:y1="8cm" svg:x2="17cm" svg:y2="18cm">
          <text:p text:style-name="P6"/>
        </draw:line>
        <draw:g>
          <draw:line draw:style-name="gr7" draw:text-style-name="P1" draw:layer="layout" svg:x1="4cm" svg:y1="9.5cm" svg:x2="17cm" svg:y2="9.5cm">
            <text:p text:style-name="P6"/>
          </draw:line>
          <draw:frame draw:style-name="gr8" draw:text-style-name="P6" draw:layer="layout" svg:width="13cm" svg:height="1.25cm" svg:x="4cm" svg:y="8.5cm">
            <draw:text-box>
              <text:p text:style-name="P2">startProgram()</text:p>
            </draw:text-box>
          </draw:frame>
        </draw:g>
        <draw:g>
          <draw:line draw:style-name="gr7" draw:text-style-name="P1" draw:layer="layout" svg:x1="4cm" svg:y1="12cm" svg:x2="17cm" svg:y2="12cm">
            <text:p text:style-name="P6"/>
          </draw:line>
          <draw:frame draw:style-name="gr8" draw:text-style-name="P6" draw:layer="layout" svg:width="13cm" svg:height="1.25cm" svg:x="4cm" svg:y="11cm">
            <draw:text-box>
              <text:p text:style-name="P2">chooseRestoreGame()</text:p>
            </draw:text-box>
          </draw:frame>
        </draw:g>
        <draw:g>
          <draw:line draw:style-name="gr7" draw:text-style-name="P1" draw:layer="layout" svg:x1="4cm" svg:y1="16.75cm" svg:x2="17cm" svg:y2="16.75cm">
            <text:p text:style-name="P6"/>
          </draw:line>
          <draw:frame draw:style-name="gr8" draw:text-style-name="P6" draw:layer="layout" svg:width="13cm" svg:height="1.25cm" svg:x="4cm" svg:y="15.75cm">
            <draw:text-box>
              <text:p text:style-name="P2">enterFileName(path)</text:p>
            </draw:text-box>
          </draw:frame>
        </draw:g>
        <draw:g>
          <draw:line draw:style-name="gr9" draw:text-style-name="P1" draw:layer="layout" svg:x1="17cm" svg:y1="14.5cm" svg:x2="4cm" svg:y2="14.5cm">
            <text:p text:style-name="P6"/>
          </draw:line>
          <draw:frame draw:style-name="gr8" draw:text-style-name="P6" draw:layer="layout" svg:width="13cm" svg:height="1.25cm" svg:x="4cm" svg:y="13.5cm">
            <draw:text-box>
              <text:p text:style-name="P2">Система спрашивает путь к файлу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creation-date>2008-04-23T17:47:25</meta:creation-date>
    <dc:date>2008-04-23T22:22:24</dc:date>
    <meta:editing-cycles>7</meta:editing-cycles>
    <meta:editing-duration>PT1H37M39S</meta:editing-duration>
    <meta:user-defined meta:name="Поле 1"/>
    <meta:user-defined meta:name="Поле 2"/>
    <meta:user-defined meta:name="Поле 3"/>
    <meta:user-defined meta:name="Поле 4"/>
    <meta:document-statistic meta:object-count="143"/>
  </office:meta>
</office:document-meta>
</file>